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color="#000000" style:font-name="Consolas" fo:font-size="10pt" style:font-name-asian="Consolas" style:font-size-asian="10pt" style:font-name-complex="Consolas" style:font-size-complex="10pt"/>
    </style:style>
    <style:style style:name="T2"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3" style:family="text">
      <style:text-properties fo:color="#000000" style:font-name="Times New Roman" fo:font-size="12pt" style:font-name-asian="Consolas" style:font-size-asian="12pt" style:font-name-complex="Consolas" style:font-size-complex="12pt"/>
    </style:style>
    <style:style style:name="T4" style:family="text">
      <style:text-properties fo:color="#800000" style:font-name="Consolas" fo:font-size="10pt" style:font-name-asian="Consolas" style:font-size-asian="10pt" style:font-name-complex="Consolas" style:font-size-complex="10pt"/>
    </style:style>
    <style:style style:name="T5" style:family="text">
      <style:text-properties fo:color="#00aa00" style:font-name="Consolas" fo:font-size="10pt" fo:font-style="italic" style:font-name-asian="Consolas" style:font-size-asian="10pt" style:font-style-asian="italic" style:font-name-complex="Consolas" style:font-size-complex="10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ste es el informe de la reunion del 26 de Abril de 2019.<text:line-break/><text:line-break/>Antes de la reunion se realizaron ciertas tareas. Se corrigieron unos pequeños fallos con las variables globales (poniendo global antes de utilizarlas). Tambien se corrigio un fallo por el cual se empezaba a rellenar la mariz por la segunda posicion, llegando a la ultima posicion y dando error el programa ya que no entraria en la matriz. Se ha solucionado a la hora de meter puntos en la matriz, indicando que deberian meterse en la imagen anterior (numimagen -1). <text:s/>Por ultimo, realice la funcion de dimensionar un punto que marcamos en la imagen, respecto a la coordenada real de la imagen general , incluyendo las coordenadas en un fichero de texto.<text:line-break/><text:line-break/>Esto es un gran progreso, sin embargo hay un par de fallos. Para empezar, a la hora de redimensionar y colocar la fila exacta de la imagen, existe el problema de que lo que llamamos fila 0 es la inferior, mientras que a la hora de hacer los calculos tiene que ser la superior. Para ello hemos creado una variable auxiliar para transformar esta coordenada correctamente. La fila seria <text:span text:style-name="T1">filaaux=filas(totales)-</text:span><text:span text:style-name="T4">1(porque empieza en 0 la matriz de filas)</text:span><text:span text:style-name="T1">-fila(fila real en la matriz). </text:span><text:span text:style-name="T3">Con esto tendriamos la coordenada mas o menos exacta dependiendo de si pinchas <text:s/>en un sitio u otro de la cabeza.</text:span></text:p>
      <text:p text:style-name="Standard"><text:span text:style-name="T3"/></text:p>
      <text:p text:style-name="Standard"><text:span text:style-name="T3">Despues de esto como he comentado, se ha creado un fichero (coordenadas.txt). Para que cada vez que se ejecute se borren los datos del fichero, al hacer el load lo sobreescribimos creando un titulo y nada mas. Y a la hora de añadir coordenadas lo hacemos cuando se marca en un punto correcto y se hace con 'a' (de añadir) en vez de 'w' (que sobrescribe). Ademas, en la reunion hemos estado un rato modificando el formato de salida de las coordenadas para que se mostraran unicamente 2 decimales. El formato es el siguiente </text:span><text:span text:style-name="T1">f.write (</text:span><text:span text:style-name="T5">"%.2f \t %.2f\n"</text:span><text:span text:style-name="T1">%(coordx,coordy))</text:span><text:span text:style-name="T3">.<text:line-break/><text:line-break/>Por ultimo en este aspecto, se ha editado la variable por la cual se redimensiona la coordenada de la imagen amplificada a la imagen global, ya que es 600x400 (como viene indicado en el editor.kv). Sin embargo no podemos poner 600 y 400 porque no son constantes, por lo que habra que poner el valor real que aparece en el editor. En un primer momento habia indicado que seria con self.ids[“mario”].size , sin embargo como el metodo que dimensiona esta en la clase myPaintWidget y la id mario esta fuera en el editor, por lo que directamente </text:span><text:span text:style-name="T2">self</text:span><text:span text:style-name="T1">.size ([0] y [1]).<text:line-break/><text:line-break/>Aparte, definitivamente se ha comprobado </text:span><text:span text:style-name="T3">que lo que tenemos conmo ag y ap no es el area, sino el lado, por lo que habra que recalcular las varianzas ya que si esto es asi no estan bien calculadas. Ademas Domingo va a seguir mirando el pop up para el ap. Tambien miramos el tema de como empezar con el calculo y la manera de hacer cuadrados, y, aunque lo trabajaremos en la parte de experimentacion, empezaremos con las esquinas (2), despues por el centro, y despues añadiendo poco a poco cuadrados hasta que se forme un buen calculo. Habra que programarlo.<text:line-break/><text:line-break/>Por ultimo aunque fue lo primero que miramos en la reunion, fue el comienzo de la memoria, para ello he creado una cuenta en overleaf y mirare unos cuantos ejemplos, ademas de poder empezar a hacer los agradecimientos, el resumen y la introduccion.<text:line-break/><text:line-break/>Eso seria todo. Nos reuniremos lo antes posible una vez haya avanzado en estos ambitos para continuar con el proyecto.</text:span></text:p>
      <text:p text:style-name="Standard"><text:span text:style-name="T3"/></text:p>
      <text:p text:style-name="Standard"><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9-04-26T15:37:46.20</meta:creation-date>
    <dc:date>2019-04-26T16:36:41.20</dc:date>
    <dc:creator>o </dc:creator>
    <meta:editing-duration>PT28M33S</meta:editing-duration>
    <meta:editing-cycles>2</meta:editing-cycles>
    <meta:generator>OpenOffice/4.1.3$Win32 OpenOffice.org_project/413m1$Build-9783</meta:generator>
    <meta:document-statistic meta:table-count="0" meta:image-count="0" meta:object-count="0" meta:page-count="1" meta:paragraph-count="2" meta:word-count="589" meta:character-count="3364"/>
  </office:meta>
</office:document-meta>
</file>